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86.21</text:p>
          </table:table-cell>
          <table:table-cell table:number-columns-repeated="1012"/>
        </table:table-row>
        <table:table-row table:style-name="ro1" table:number-rows-repeated="173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 style:data-style-name="N2" text:time-value="17:18:13.6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3T17:32:14.030000000</dc:date>
    <meta:editing-duration>P1DT21H11M19S</meta:editing-duration>
    <meta:editing-cycles>943</meta:editing-cycles>
    <meta:document-statistic meta:table-count="2" meta:cell-count="1248" meta:object-count="0"/>
  </office:meta>
</office:document-meta>
</file>